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style:text-underline-style="none" officeooo:rsid="002dc034" officeooo:paragraph-rsid="002dc034"/>
    </style:style>
    <style:style style:name="P10" style:family="paragraph" style:parent-style-name="Standard">
      <style:text-properties officeooo:paragraph-rsid="000b2709"/>
    </style:style>
    <style:style style:name="P11" style:family="paragraph" style:parent-style-name="Standard">
      <style:text-properties officeooo:paragraph-rsid="000ea118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officeooo:paragraph-rsid="0018fc57"/>
    </style:style>
    <style:style style:name="P14" style:family="paragraph" style:parent-style-name="Standard">
      <style:text-properties officeooo:paragraph-rsid="002245df"/>
    </style:style>
    <style:style style:name="P15" style:family="paragraph" style:parent-style-name="Standard">
      <style:text-properties officeooo:rsid="00288bf0" officeooo:paragraph-rsid="00288bf0"/>
    </style:style>
    <style:style style:name="P16" style:family="paragraph" style:parent-style-name="Standard">
      <style:text-properties officeooo:paragraph-rsid="002de552"/>
    </style:style>
    <style:style style:name="P17" style:family="paragraph" style:parent-style-name="Standard">
      <style:text-properties officeooo:rsid="002de552" officeooo:paragraph-rsid="002de552"/>
    </style:style>
    <style:style style:name="P18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19" style:family="paragraph" style:parent-style-name="Heading_20_1">
      <style:text-properties style:text-underline-style="solid" style:text-underline-width="auto" style:text-underline-color="font-color"/>
    </style:style>
    <style:style style:name="P20" style:family="paragraph" style:parent-style-name="Heading_20_2">
      <style:text-properties officeooo:paragraph-rsid="000d028c"/>
    </style:style>
    <style:style style:name="P21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" style:family="paragraph" style:parent-style-name="Heading_20_2">
      <style:text-properties fo:color="#c9211e"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3" style:family="paragraph" style:parent-style-name="Heading_20_2" style:master-page-name="First_20_Page">
      <style:paragraph-properties style:page-number="auto"/>
    </style:style>
    <style:style style:name="P24" style:family="paragraph" style:parent-style-name="Standard" style:list-style-name="L1">
      <style:text-properties officeooo:paragraph-rsid="000943a0"/>
    </style:style>
    <style:style style:name="P25" style:family="paragraph" style:parent-style-name="Standard" style:list-style-name="L1">
      <style:text-properties officeooo:paragraph-rsid="000b2709"/>
    </style:style>
    <style:style style:name="P26" style:family="paragraph" style:parent-style-name="Standard" style:list-style-name="L2">
      <style:text-properties style:text-underline-style="none" officeooo:rsid="000b2709" officeooo:paragraph-rsid="000b2709"/>
    </style:style>
    <style:style style:name="P27" style:family="paragraph" style:parent-style-name="Standard" style:list-style-name="L2">
      <style:text-properties style:text-underline-style="none" officeooo:rsid="0011b788" officeooo:paragraph-rsid="0012b256"/>
    </style:style>
    <style:style style:name="P28" style:family="paragraph" style:parent-style-name="Standard" style:list-style-name="L2">
      <style:text-properties style:text-underline-style="none" officeooo:rsid="00209961" officeooo:paragraph-rsid="00209961"/>
    </style:style>
    <style:style style:name="P29" style:family="paragraph" style:parent-style-name="Standard" style:list-style-name="L3">
      <style:text-properties style:text-underline-style="none" officeooo:rsid="000cc578" officeooo:paragraph-rsid="000cc578"/>
    </style:style>
    <style:style style:name="P30" style:family="paragraph" style:parent-style-name="Standard" style:list-style-name="L3">
      <style:text-properties style:text-underline-style="none" officeooo:rsid="0020f611" officeooo:paragraph-rsid="0020f611"/>
    </style:style>
    <style:style style:name="P31" style:family="paragraph" style:parent-style-name="Standard" style:list-style-name="L4">
      <style:text-properties style:text-underline-style="none" officeooo:rsid="000ea118" officeooo:paragraph-rsid="000ea118"/>
    </style:style>
    <style:style style:name="P32" style:family="paragraph" style:parent-style-name="Standard" style:list-style-name="L4">
      <style:text-properties style:text-underline-style="none" officeooo:rsid="000ddf21" officeooo:paragraph-rsid="000ddf21"/>
    </style:style>
    <style:style style:name="P33" style:family="paragraph" style:parent-style-name="Standard" style:list-style-name="L6">
      <style:text-properties style:text-underline-style="none" officeooo:rsid="002b37bf" officeooo:paragraph-rsid="002b37bf"/>
    </style:style>
    <style:style style:name="P34" style:family="paragraph" style:parent-style-name="Standard" style:list-style-name="L7">
      <style:text-properties style:text-underline-style="none" officeooo:rsid="001da726" officeooo:paragraph-rsid="001da726"/>
    </style:style>
    <style:style style:name="P35" style:family="paragraph" style:parent-style-name="Standard" style:list-style-name="L7">
      <style:text-properties style:text-underline-style="none" officeooo:rsid="00297a33" officeooo:paragraph-rsid="00297a33"/>
    </style:style>
    <style:style style:name="P36" style:family="paragraph" style:parent-style-name="Standard" style:list-style-name="L7">
      <style:text-properties style:text-underline-style="none" officeooo:rsid="001cc0cb" officeooo:paragraph-rsid="001da726"/>
    </style:style>
    <style:style style:name="P37" style:family="paragraph" style:parent-style-name="Standard" style:list-style-name="L8">
      <style:text-properties style:text-underline-style="none" officeooo:rsid="002dc034" officeooo:paragraph-rsid="002dc034"/>
    </style:style>
    <style:style style:name="P38" style:family="paragraph" style:parent-style-name="Standard">
      <style:text-properties style:text-underline-style="none" officeooo:rsid="002de552" officeooo:paragraph-rsid="002dc034"/>
    </style:style>
    <style:style style:name="P39" style:family="paragraph" style:parent-style-name="Standard" style:list-style-name="L9">
      <style:text-properties style:text-underline-style="none" officeooo:rsid="002de552" officeooo:paragraph-rsid="002de552"/>
    </style:style>
    <style:style style:name="P40" style:family="paragraph" style:parent-style-name="Standard" style:list-style-name="L10">
      <style:text-properties style:text-underline-style="none" officeooo:rsid="0023dc9a" officeooo:paragraph-rsid="0023dc9a"/>
    </style:style>
    <style:style style:name="P41" style:family="paragraph" style:parent-style-name="Standard" style:list-style-name="L2">
      <style:text-properties style:text-line-through-style="solid" style:text-line-through-type="single" style:text-underline-style="none" officeooo:rsid="000b2709" officeooo:paragraph-rsid="000b2709"/>
    </style:style>
    <style:style style:name="P42" style:family="paragraph" style:parent-style-name="Standard" style:list-style-name="L3">
      <style:text-properties officeooo:rsid="000cc578" officeooo:paragraph-rsid="000cc578"/>
    </style:style>
    <style:style style:name="P43" style:family="paragraph" style:parent-style-name="Standard" style:list-style-name="L5">
      <style:text-properties officeooo:paragraph-rsid="001a3235"/>
    </style:style>
    <style:style style:name="P44" style:family="paragraph" style:parent-style-name="Standard" style:list-style-name="L5">
      <style:text-properties officeooo:paragraph-rsid="001b5ebe"/>
    </style:style>
    <style:style style:name="P45" style:family="paragraph" style:parent-style-name="Standard" style:list-style-name="L5">
      <style:text-properties officeooo:paragraph-rsid="001cc0cb"/>
    </style:style>
    <style:style style:name="P46" style:family="paragraph" style:parent-style-name="Standard" style:list-style-name="L5">
      <style:text-properties officeooo:rsid="00283575" officeooo:paragraph-rsid="00283575"/>
    </style:style>
    <style:style style:name="P47" style:family="paragraph" style:parent-style-name="Standard" style:list-style-name="L6">
      <style:text-properties officeooo:rsid="002b37bf" officeooo:paragraph-rsid="002b37bf"/>
    </style:style>
    <style:style style:name="P48" style:family="paragraph" style:parent-style-name="Standard" style:list-style-name="L10">
      <style:text-properties officeooo:rsid="0023dc9a" officeooo:paragraph-rsid="0023dc9a"/>
    </style:style>
    <style:style style:name="P49" style:family="paragraph" style:parent-style-name="Text_20_body">
      <style:text-properties fo:color="#c9211e" officeooo:rsid="003101c0" officeooo:paragraph-rsid="003101c0"/>
    </style:style>
    <style:style style:name="P50" style:family="paragraph" style:parent-style-name="Text_20_body" style:list-style-name="L11">
      <style:paragraph-properties fo:margin-top="0in" fo:margin-bottom="0in" loext:contextual-spacing="false"/>
      <style:text-properties officeooo:rsid="0018fc57" officeooo:paragraph-rsid="0018fc57"/>
    </style:style>
    <style:style style:name="P51" style:family="paragraph">
      <style:paragraph-properties fo:text-align="center"/>
    </style:style>
    <style:style style:name="P52" style:family="paragraph">
      <style:paragraph-properties fo:text-align="center" style:writing-mode="lr-tb"/>
    </style:style>
    <style:style style:name="P53" style:family="paragraph">
      <loext:graphic-properties draw:fill-color="#b2b2b2"/>
      <style:paragraph-properties fo:text-align="center" style:writing-mode="lr-tb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loext:graphic-properties draw:fill-color="#b2b2b2"/>
      <style:paragraph-properties fo:text-align="center" style:writing-mode="lr-tb"/>
      <style:text-properties style:text-line-through-style="solid" style:text-line-through-type="single"/>
    </style:style>
    <style:style style:name="P56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style:text-underline-style="none" officeooo:rsid="001a3235"/>
    </style:style>
    <style:style style:name="T24" style:family="text">
      <style:text-properties style:text-underline-style="none" officeooo:rsid="001b5ebe"/>
    </style:style>
    <style:style style:name="T25" style:family="text">
      <style:text-properties style:text-underline-style="none" officeooo:rsid="00283575"/>
    </style:style>
    <style:style style:name="T26" style:family="text">
      <style:text-properties style:text-underline-style="none" officeooo:rsid="002be138"/>
    </style:style>
    <style:style style:name="T27" style:family="text">
      <style:text-properties style:text-underline-style="none" officeooo:rsid="002de552"/>
    </style:style>
    <style:style style:name="T28" style:family="text">
      <style:text-properties style:text-underline-style="none" officeooo:rsid="002f1912"/>
    </style:style>
    <style:style style:name="T29" style:family="text">
      <style:text-properties style:text-underline-style="none" officeooo:rsid="00288bf0"/>
    </style:style>
    <style:style style:name="T30" style:family="text">
      <style:text-properties officeooo:rsid="0018fc57"/>
    </style:style>
    <style:style style:name="T31" style:family="text">
      <style:text-properties officeooo:rsid="0019212e"/>
    </style:style>
    <style:style style:name="T32" style:family="text">
      <style:text-properties officeooo:rsid="00297a33"/>
    </style:style>
    <style:style style:name="T33" style:family="text">
      <style:text-properties officeooo:rsid="0029d373"/>
    </style:style>
    <style:style style:name="T34" style:family="text">
      <style:text-properties officeooo:rsid="000b2709"/>
    </style:style>
    <style:style style:name="T3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2" text:outline-level="2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4160154856" text:style-name="L1">
        <text:list-item>
          <text:p text:style-name="P24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25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10"><text:span text:style-name="T12"><text:tab/>Website Admin တွင် Screen ပေါင်း (</text:span><text:span text:style-name="T13">9</text:span><text:span text:style-name="T12">) ခုပါရှိသည်။</text:span></text:p>
      <text:list xml:id="list1292394905" text:style-name="L2">
        <text:list-item>
          <text:p text:style-name="P26"><draw:custom-shape text:anchor-type="paragraph" draw:z-index="4" draw:name="Shape1" draw:style-name="gr2" draw:text-style-name="P53" svg:width="0.2453in" svg:height="0.276in" svg:x="5.5429in" svg:y="0.128in"><text:p text:style-name="P52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55" svg:width="0.2453in" svg:height="0.276in" svg:x="6.3307in" svg:y="0.128in"><text:p text:style-name="P52"><text:span text:style-name="T35">7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26"><draw:line text:anchor-type="paragraph" draw:z-index="11" draw:name="Shape6" draw:style-name="gr1" draw:text-style-name="P51" svg:x1="5.7882in" svg:y1="0.0917in" svg:x2="6.3307in" svg:y2="0.0917in"><text:p/></draw:line><draw:line text:anchor-type="paragraph" draw:z-index="28" draw:name="Shape4" draw:style-name="gr1" draw:text-style-name="P51" svg:x1="4.939in" svg:y1="0.5453in" svg:x2="5.5433in" svg:y2="0.1209in"><text:p/></draw:line>Dashboard Screen</text:p>
        </text:list-item>
        <text:list-item>
          <text:p text:style-name="P26"><draw:line text:anchor-type="paragraph" draw:z-index="13" draw:name="Shape8" draw:style-name="gr1" draw:text-style-name="P51" svg:x1="5.7882in" svg:y1="0.1972in" svg:x2="6.3307in" svg:y2="0.0201in"><text:p/></draw:line><draw:custom-shape text:anchor-type="paragraph" draw:z-index="2" draw:name="Shape1" draw:style-name="gr2" draw:text-style-name="P53" svg:width="0.2453in" svg:height="0.276in" svg:x="5.5429in" svg:y="0.1382in"><text:p text:style-name="P52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53" svg:width="0.2453in" svg:height="0.276in" svg:x="6.3307in" svg:y="0.1602in"><text:p text:style-name="P52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6"><draw:line text:anchor-type="paragraph" draw:z-index="9" draw:name="Shape4" draw:style-name="gr1" draw:text-style-name="P51" svg:x1="5.0008in" svg:y1="0.2957in" svg:x2="5.5433in" svg:y2="0.013in"><text:p/></draw:line><draw:line text:anchor-type="paragraph" draw:z-index="12" draw:name="Shape7" draw:style-name="gr1" draw:text-style-name="P51" svg:x1="5.7882in" svg:y1="0.0878in" svg:x2="6.3307in" svg:y2="0.0807in"><text:p/></draw:line><draw:custom-shape text:anchor-type="paragraph" draw:z-index="0" draw:name="Shape1" draw:style-name="gr2" draw:text-style-name="P56" svg:width="0.2453in" svg:height="0.276in" svg:x="3.9681in" svg:y="0.1402in"><text:p text:style-name="P52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53" svg:width="0.2453in" svg:height="0.276in" svg:x="4.7555in" svg:y="0.1618in"><text:p text:style-name="P52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27"><draw:line text:anchor-type="paragraph" draw:z-index="7" draw:name="Shape2" draw:style-name="gr4" draw:text-style-name="P51" svg:x1="4.2134in" svg:y1="0.1122in" svg:x2="4.7559in" svg:y2="0.1051in"><text:p/></draw:line><draw:custom-shape text:anchor-type="paragraph" draw:z-index="3" draw:name="Shape1" draw:style-name="gr2" draw:text-style-name="P53" svg:width="0.2453in" svg:height="0.276in" svg:x="5.5429in" svg:y="0.1484in"><text:p text:style-name="P52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51" svg:x1="5.0008in" svg:y1="0.1409in" svg:x2="5.5433in" svg:y2="0.2827in"><text:p/></draw:line>Membership Description Screen</text:p>
        </text:list-item>
        <text:list-item>
          <text:p text:style-name="P26"><draw:line text:anchor-type="paragraph" draw:z-index="10" draw:name="Shape5" draw:style-name="gr1" draw:text-style-name="P51" svg:x1="5.0008in" svg:y1="0.0071in" svg:x2="5.5433in" svg:y2="0.4933in"><text:p/></draw:line><draw:line text:anchor-type="paragraph" draw:z-index="30" draw:name="Shape5" draw:style-name="gr1" draw:text-style-name="P51" svg:x1="4.8457in" svg:y1="0.0543in" svg:x2="5.5429in" svg:y2="0.8732in"><text:p/></draw:line>Account Setting Screen</text:p>
        </text:list-item>
        <text:list-item>
          <text:p text:style-name="P41"><draw:custom-shape text:anchor-type="paragraph" draw:z-index="27" draw:name="Shape1" draw:style-name="gr2" draw:text-style-name="P53" svg:width="0.2453in" svg:height="0.276in" svg:x="5.5429in" svg:y="0.1484in"><text:p text:style-name="P52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53" svg:width="0.2453in" svg:height="0.276in" svg:x="5.5429in" svg:y="0.5425in"><text:p text:style-name="P52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6">Customers Detail Screen</text:p>
        </text:list-item>
        <text:list-item>
          <text:p text:style-name="P28">Chat Message Screen</text:p>
        </text:list-item>
      </text:list>
      <text:p text:style-name="P6"/>
      <text:p text:style-name="P6"><draw:frame text:anchor-type="paragraph" draw:z-index="14" draw:name="Shape9" draw:style-name="gr3" draw:text-style-name="P54" svg:width="2.1579in" svg:height="0.2461in" svg:x="4.5402in" svg:y="0.1807in"><draw:text-box><text:p text:style-name="P51">Admin Screen Flow</text:p></draw:text-box></draw:frame></text:p>
      <text:p text:style-name="P7"><text:tab/></text:p>
      <text:p text:style-name="P7"/>
      <text:p text:style-name="P7"><text:soft-page-break/></text:p>
      <text:p text:style-name="P13"><draw:custom-shape text:anchor-type="paragraph" draw:z-index="19" draw:name="Shape1" draw:style-name="gr2" draw:text-style-name="P53" svg:width="0.2453in" svg:height="0.276in" svg:x="5.4055in" svg:y="0.0929in"><text:p text:style-name="P52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tab/>C</text:span><text:span text:style-name="T14">ustomer</text:span><text:span text:style-name="T12">တွင် Screen ပေါင်း (</text:span><text:span text:style-name="T13">7</text:span><text:span text:style-name="T12">) ခုပါရှိသည်။</text:span></text:p>
      <text:list xml:id="list3645422122" text:style-name="L3">
        <text:list-item>
          <text:p text:style-name="P42"><draw:line text:anchor-type="paragraph" draw:z-index="23" draw:name="Shape4" draw:style-name="gr1" draw:text-style-name="P51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29"><draw:custom-shape text:anchor-type="paragraph" draw:z-index="15" draw:name="Shape1" draw:style-name="gr2" draw:text-style-name="P53" svg:width="0.2453in" svg:height="0.276in" svg:x="3.8307in" svg:y="0.0728in"><text:p text:style-name="P52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53" svg:width="0.2453in" svg:height="0.276in" svg:x="4.6181in" svg:y="0.0728in"><text:p text:style-name="P52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53" svg:width="0.2453in" svg:height="0.276in" svg:x="5.4055in" svg:y="0.0728in"><text:p text:style-name="P52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53" svg:width="0.2453in" svg:height="0.276in" svg:x="6.1929in" svg:y="0.0728in"><text:p text:style-name="P52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29"><draw:line text:anchor-type="paragraph" draw:z-index="21" draw:name="Shape2" draw:style-name="gr4" draw:text-style-name="P51" svg:x1="4.076in" svg:y1="0.0445in" svg:x2="4.6185in" svg:y2="0.0374in"><text:p/></draw:line><draw:line text:anchor-type="paragraph" draw:z-index="22" draw:name="Shape3" draw:style-name="gr1" draw:text-style-name="P51" svg:x1="4.8634in" svg:y1="0.022in" svg:x2="5.4059in" svg:y2="0.022in"><text:p/></draw:line><draw:line text:anchor-type="paragraph" draw:z-index="24" draw:name="Shape5" draw:style-name="gr1" draw:text-style-name="P51" svg:x1="4.8634in" svg:y1="0.0969in" svg:x2="5.4059in" svg:y2="0.3571in"><text:p/></draw:line><draw:line text:anchor-type="paragraph" draw:z-index="25" draw:name="Shape6" draw:style-name="gr1" draw:text-style-name="P51" svg:x1="5.6508in" svg:y1="0.0366in" svg:x2="6.1933in" svg:y2="0.0366in"><text:p/></draw:line><draw:line text:anchor-type="paragraph" draw:z-index="32" draw:name="Shape5" draw:style-name="gr1" draw:text-style-name="P51" svg:x1="4.8161in" svg:y1="0.1571in" svg:x2="5.4059in" svg:y2="0.8114in"><text:p/></draw:line>Deposit Amount(Balance) Detail Screen</text:p>
        </text:list-item>
        <text:list-item>
          <text:p text:style-name="P29"><draw:custom-shape text:anchor-type="paragraph" draw:z-index="18" draw:name="Shape1" draw:style-name="gr2" draw:text-style-name="P53" svg:width="0.2453in" svg:height="0.276in" svg:x="5.4055in" svg:y="0.0835in"><text:p text:style-name="P52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9">Account Setting Screen</text:p>
        </text:list-item>
        <text:list-item>
          <text:p text:style-name="P29"><draw:custom-shape text:anchor-type="paragraph" draw:z-index="31" draw:name="Shape1" draw:style-name="gr2" draw:text-style-name="P53" svg:width="0.2453in" svg:height="0.276in" svg:x="5.4134in" svg:y="0.0811in"><text:p text:style-name="P52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30"><draw:frame text:anchor-type="paragraph" draw:z-index="26" draw:name="Shape9" draw:style-name="gr3" draw:text-style-name="P54" svg:width="2.1579in" svg:height="0.2461in" svg:x="4.3354in" svg:y="0.1654in"><draw:text-box><text:p text:style-name="P51">Customer Screen Flow</text:p></draw:text-box></draw:frame>Chat Message Screen</text:p>
        </text:list-item>
      </text:list>
      <text:h text:style-name="P20" text:outline-level="2">Screen by Screen Detail</text:h>
      <text:p text:style-name="P12">Website Admin</text:p>
      <text:p text:style-name="P11"><text:span text:style-name="T16">1.</text:span><text:span text:style-name="T15">Login Screen တွင်</text:span></text:p>
      <text:list xml:id="list3264751038" text:style-name="L4">
        <text:list-item>
          <text:p text:style-name="P31">Header<text:span text:style-name="T31">(Text – Login Screen)</text:span></text:p>
        </text:list-item>
        <text:list-item>
          <text:p text:style-name="P31">User’s credentials နဲ့ပတ်သတ်၍ Error session တစ်ခု</text:p>
        </text:list-item>
        <text:list-item>
          <text:p text:style-name="P32">Username(input field)</text:p>
        </text:list-item>
        <text:list-item>
          <text:p text:style-name="P32">Password (input field)</text:p>
        </text:list-item>
        <text:list-item>
          <text:p text:style-name="P32">Login (button)</text:p>
        </text:list-item>
      </text:list>
      <text:p text:style-name="P5">2.Dashboard Screen တွင်</text:p>
      <text:list xml:id="list4200050570" text:style-name="L5">
        <text:list-item>
          <text:p text:style-name="P43"><text:span text:style-name="T23">Customer List အရေအတွက်</text:span><text:span text:style-name="T24">ဖော်ပြခြင်း (w</text:span><text:span text:style-name="T25">idget</text:span><text:span text:style-name="T24">)</text:span></text:p>
        </text:list-item>
        <text:list-item>
          <text:p text:style-name="P44"><text:span text:style-name="T24">New Order </text:span><text:span text:style-name="T23">အရေအတွက်</text:span><text:span text:style-name="T24">ဖော်ပြခြင်း (</text:span><text:span text:style-name="T25">widget</text:span><text:span text:style-name="T24">)</text:span></text:p>
        </text:list-item>
        <text:list-item>
          <text:p text:style-name="P46"><text:span text:style-name="T24">C</text:span><text:span text:style-name="T2">ustomer Membership (widget)</text:span></text:p>
        </text:list-item>
        <text:list-item>
          <text:p text:style-name="P46"><text:span text:style-name="T20">Message Conservation (w</text:span><text:span text:style-name="T2">idget</text:span><text:span text:style-name="T20">)</text:span></text:p>
        </text:list-item>
        <text:list-item>
          <text:p text:style-name="P45"><text:span text:style-name="T20">Create Customer (w</text:span><text:span text:style-name="T25">idget</text:span><text:span text:style-name="T20">)</text:span></text:p>
        </text:list-item>
      </text:list>
      <text:p text:style-name="P15"><text:span text:style-name="T20">3.</text:span><text:span text:style-name="T2">Orders List Screen တွင်</text:span></text:p>
      <text:list xml:id="list3277928430" text:style-name="L6">
        <text:list-item>
          <text:p text:style-name="P33">Search box (By Order ID)</text:p>
        </text:list-item>
        <text:list-item>
          <text:p text:style-name="P47"><text:span text:style-name="T2">Request / Pending / Confirm / Cancel (</text:span><text:span text:style-name="T26">Order Status’ <text:s/></text:span><text:span text:style-name="T2">Tab widget)</text:span></text:p>
        </text:list-item>
        <text:list-item>
          <text:p text:style-name="P33">Order List Table</text:p>
        </text:list-item>
        <text:list-item>
          <text:p text:style-name="P33">Table’s Column</text:p>
          <text:list>
            <text:list-item>
              <text:p text:style-name="P33">Order ID</text:p>
            </text:list-item>
            <text:list-item>
              <text:p text:style-name="P33">Product Link</text:p>
            </text:list-item>
            <text:list-item>
              <text:p text:style-name="P33">Remark</text:p>
            </text:list-item>
            <text:list-item>
              <text:p text:style-name="P33">Quantity</text:p>
            </text:list-item>
            <text:list-item>
              <text:p text:style-name="P33">Price</text:p>
            </text:list-item>
            <text:list-item>
              <text:p text:style-name="P33">Amount</text:p>
            </text:list-item>
            <text:list-item>
              <text:p text:style-name="P47"><text:span text:style-name="T2">US Tax </text:span><text:span text:style-name="T26">(%)</text:span></text:p>
            </text:list-item>
            <text:list-item>
              <text:p text:style-name="P47"><text:span text:style-name="T2">Commission </text:span><text:span text:style-name="T26">(%)</text:span></text:p>
            </text:list-item>
            <text:list-item>
              <text:p text:style-name="P33">Weight</text:p>
            </text:list-item>
            <text:list-item>
              <text:p text:style-name="P33">Net Weight (qty * weight)</text:p>
            </text:list-item>
            <text:list-item>
              <text:p text:style-name="P33">Order Status (Request / Pending / Confirm / Cancel)</text:p>
            </text:list-item>
            <text:list-item>
              <text:p text:style-name="P47"><text:span text:style-name="T2">Product </text:span><text:span text:style-name="T26">Shipping </text:span><text:span text:style-name="T2">Status(</text:span><text:span text:style-name="T26">Undefined / US Warehouse / Transit / Arrived / Delivered)</text:span></text:p>
            </text:list-item>
          </text:list>
        </text:list-item>
      </text:list>
      <text:p text:style-name="P8">4.Customers List Screen တွင်</text:p>
      <text:list xml:id="list2847938872" text:style-name="L7">
        <text:list-item>
          <text:p text:style-name="P34">Search box (By Customer and Customer Id)</text:p>
        </text:list-item>
        <text:list-item>
          <text:p text:style-name="P35">Activate/Deactivate (customer activate status ပြောင်းနိုင်ရန် Tab widget)</text:p>
        </text:list-item>
        <text:list-item>
          <text:p text:style-name="P36">Customer List ဖော်ပြသော Table</text:p>
        </text:list-item>
        <text:list-item>
          <text:p text:style-name="P34">Table’s Column</text:p>
          <text:list>
            <text:list-item>
              <text:p text:style-name="P34">Membership<text:span text:style-name="T33">(Silver / Gold / Platinum / Diamond)</text:span></text:p>
            </text:list-item>
            <text:list-item>
              <text:p text:style-name="P34">Customer ID</text:p>
            </text:list-item>
            <text:list-item>
              <text:p text:style-name="P34">Customer Name</text:p>
            </text:list-item>
            <text:list-item>
              <text:p text:style-name="P34">Phone no.</text:p>
            </text:list-item>
            <text:list-item>
              <text:p text:style-name="P34"><text:soft-page-break/>Balance</text:p>
            </text:list-item>
            <text:list-item>
              <text:p text:style-name="P34">Created Date</text:p>
            </text:list-item>
            <text:list-item>
              <text:p text:style-name="P34">Activate/Deactiv<text:span text:style-name="T32">ate</text:span></text:p>
            </text:list-item>
          </text:list>
        </text:list-item>
      </text:list>
      <text:p text:style-name="P9">5. Membership Description Screen တွင်</text:p>
      <text:list xml:id="list388897296" text:style-name="L8">
        <text:list-header>
          <text:p text:style-name="P37">Silver, Gold, Platinum, Diamond တစ်ခုစီအတွက် သက်ဆိုင်ရာ Title, Editable Filed For Percentage, Definition Field တို့ပါဝင်သည်။</text:p>
        </text:list-header>
      </text:list>
      <text:p text:style-name="P9">6.<text:span text:style-name="T34">Account Setting Screen </text:span>တွင်</text:p>
      <text:p text:style-name="P38"><text:tab/>Username and Password ပြောင်းနိုင်သော field တစ်ခု</text:p>
      <text:list xml:id="list1954308517" text:style-name="L9">
        <text:list-item>
          <text:p text:style-name="P39">Username</text:p>
        </text:list-item>
        <text:list-item>
          <text:p text:style-name="P39">New Password</text:p>
        </text:list-item>
        <text:list-item>
          <text:p text:style-name="P39">Confirm Password</text:p>
        </text:list-item>
        <text:list-item>
          <text:p text:style-name="P39">Change (Button)</text:p>
        </text:list-item>
      </text:list>
      <text:p text:style-name="P16"><text:span text:style-name="T27">8.</text:span><text:span text:style-name="T12">Customers Detail Screen</text:span></text:p>
      <text:p text:style-name="P17"><text:span text:style-name="T12"><text:tab/></text:span><text:span text:style-name="T2">Session (2) ခုပါဝင်သည်။</text:span></text:p>
      <text:p text:style-name="P17"><text:span text:style-name="T2"><text:tab/>ပထမSession တွင် Customer name, Password, </text:span><text:span text:style-name="T28">Membership</text:span><text:span text:style-name="T2">ပြောင်းနိုင်သော field တစ်ခု</text:span></text:p>
      <text:p text:style-name="P17"><text:span text:style-name="T2"><text:tab/>ဒုတိယ </text:span><text:span text:style-name="T28">Session တွင် Balance History ဖော်ပြသော Filed</text:span></text:p>
      <text:p text:style-name="P14"><text:span text:style-name="T19">9</text:span><text:span text:style-name="T20">.C</text:span><text:span text:style-name="T21">hat Message</text:span><text:span text:style-name="T20"> Screen တွင်</text:span></text:p>
      <text:list xml:id="list906170101" text:style-name="L10">
        <text:list-item>
          <text:p text:style-name="P48"><text:span text:style-name="T20">C</text:span><text:span text:style-name="T2">ustomers’ names list</text:span></text:p>
        </text:list-item>
        <text:list-item>
          <text:p text:style-name="P40">Chat Box</text:p>
          <text:list>
            <text:list-item>
              <text:p text:style-name="P40">Title(Chat with ‘Customer’s name)</text:p>
            </text:list-item>
            <text:list-item>
              <text:p text:style-name="P40">Chat histories session (Ajax from get_chat_histories.php)</text:p>
            </text:list-item>
            <text:list-item>
              <text:p text:style-name="P40">Textarea for Typing text</text:p>
            </text:list-item>
            <text:list-item>
              <text:p text:style-name="P40">Emoji Area</text:p>
            </text:list-item>
            <text:list-item>
              <text:p text:style-name="P48"><text:span text:style-name="T2">Send Butto</text:span><text:span text:style-name="T22">n</text:span></text:p>
            </text:list-item>
          </text:list>
        </text:list-item>
      </text:list>
      <text:h text:style-name="P21" text:outline-level="2">T<text:span text:style-name="T30">odo</text:span></text:h>
      <text:list xml:id="list2340718721" text:style-name="L11">
        <text:list-item>
          <text:p text:style-name="P50">Customer Profile Picture Upload</text:p>
        </text:list-item>
        <text:list-item>
          <text:p text:style-name="P50"/>
        </text:list-item>
      </text:list>
      <text:h text:style-name="P22" text:outline-level="2">U<text:span text:style-name="T30">p-to-date</text:span></text:h>
      <text:p text:style-name="P49">Website Admin <text:span text:style-name="T20">→</text:span><text:span text:style-name="T2"> 3.)</text:span><text:span text:style-name="T29">Orders List Screen →</text:span><text:span text:style-name="T2"> Table တွင် MMTax(%) column တစ်ခုတိုး (USTax ၏ ဘေး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5T23:45:26.063021722</dc:date>
    <meta:editing-duration>PT4H17S</meta:editing-duration>
    <meta:editing-cycles>20</meta:editing-cycles>
    <meta:generator>LibreOffice/6.3.2.2$Linux_X86_64 LibreOffice_project/30$Build-2</meta:generator>
    <meta:document-statistic meta:table-count="1" meta:image-count="0" meta:object-count="0" meta:page-count="3" meta:paragraph-count="95" meta:word-count="535" meta:character-count="3629" meta:non-whitespace-character-count="3241"/>
  </office:meta>
</office:document-meta>
</file>